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Cabin" svg:font-family="Cabin, sans-serif"/>
    <style:font-face style:name="DejaVu Sans" svg:font-family="'DejaVu Sans'" style:font-family-generic="system" style:font-pitch="variable"/>
    <style:font-face style:name="FreeSans" svg:font-family="FreeSans" style:font-adornments="Fet" style:font-family-generic="swiss"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freesans" svg:font-family="freesans" style:font-family-generic="swiss"/>
    <style:font-face style:name="freeserif" svg:font-family="freeserif" style:font-family-generic="roman"/>
  </office:font-face-decls>
  <office:automatic-styles>
    <style:style style:name="P1" style:family="paragraph" style:parent-style-name="Header">
      <style:paragraph-properties>
        <style:tab-stops>
          <style:tab-stop style:position="5.3535in" style:type="right"/>
        </style:tab-stops>
      </style:paragraph-properties>
      <style:text-properties fo:language="sv" fo:country="SE" officeooo:paragraph-rsid="002316bc"/>
    </style:style>
    <style:style style:name="P2" style:family="paragraph" style:parent-style-name="Header">
      <style:paragraph-properties>
        <style:tab-stops>
          <style:tab-stop style:position="5.3535in" style:type="right"/>
        </style:tab-stops>
      </style:paragraph-properties>
      <style:text-properties fo:language="sv" fo:country="SE"/>
    </style:style>
    <style:style style:name="P3"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text-properties fo:language="sv" fo:country="SE" officeooo:paragraph-rsid="00395aa1"/>
    </style:style>
    <style:style style:name="P4"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text-properties fo:language="sv" fo:country="SE" officeooo:paragraph-rsid="002316bc"/>
    </style:style>
    <style:style style:name="P5" style:family="paragraph" style:parent-style-name="Footer">
      <style:paragraph-properties fo:text-align="center" style:justify-single-word="false"/>
      <style:text-properties fo:language="sv" fo:country="SE" officeooo:rsid="0012190e" officeooo:paragraph-rsid="0012190e"/>
    </style:style>
    <style:style style:name="P6" style:family="paragraph" style:parent-style-name="Footer">
      <style:text-properties fo:language="sv" fo:country="SE"/>
    </style:style>
    <style:style style:name="P7"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text-properties fo:language="sv" fo:country="SE"/>
    </style:style>
    <style:style style:name="P8" style:family="paragraph" style:parent-style-name="Footer">
      <style:paragraph-properties fo:text-align="center" style:justify-single-word="false"/>
      <style:text-properties fo:language="sv" fo:country="SE"/>
    </style:style>
    <style:style style:name="P9" style:family="paragraph" style:parent-style-name="Title" style:master-page-name="First_20_Page">
      <style:paragraph-properties fo:text-align="start" style:justify-single-word="false" style:page-number="auto"/>
      <style:text-properties fo:font-size="20pt" style:font-size-asian="20pt" style:font-size-complex="20pt"/>
    </style:style>
    <style:style style:name="P10" style:family="paragraph" style:parent-style-name="Heading_20_2">
      <style:text-properties fo:language="sv" fo:country="SE" officeooo:rsid="002fecb7" officeooo:paragraph-rsid="002fecb7"/>
    </style:style>
    <style:style style:name="P11" style:family="paragraph" style:parent-style-name="Heading_20_2" style:master-page-name="">
      <loext:graphic-properties draw:fill="none" draw:fill-color="#99ccff"/>
      <style:paragraph-properties fo:margin-left="0in" fo:margin-right="0in" fo:margin-top="0.0827in" fo:margin-bottom="0.0472in" style:contextual-spacing="false" fo:text-align="start" style:justify-single-word="false" fo:keep-together="always" fo:orphans="0" fo:widows="0" fo:hyphenation-ladder-count="no-limit" fo:text-indent="0in" style:auto-text-indent="false" style:page-number="auto" fo:background-color="transparent" style:shadow="none" fo:keep-with-next="always">
        <style:tab-stops/>
      </style:paragraph-properties>
      <style:text-properties fo:language="sv" fo:country="SE" officeooo:rsid="002fecb7" officeooo:paragraph-rsid="002fecb7" fo:hyphenate="false" fo:hyphenation-remain-char-count="2" fo:hyphenation-push-char-count="2" loext:hyphenation-no-caps="false" loext:hyphenation-no-last-word="false" loext:hyphenation-word-char-count="no-limit" loext:hyphenation-zone="no-limit"/>
    </style:style>
    <style:style style:name="P12" style:family="paragraph" style:parent-style-name="Heading_20_2">
      <style:text-properties fo:language="sv" fo:country="SE"/>
    </style:style>
    <style:style style:name="P13" style:family="paragraph" style:parent-style-name="Text_20_body" style:list-style-name="">
      <style:text-properties officeooo:paragraph-rsid="003e5654"/>
    </style:style>
    <style:style style:name="P14" style:family="paragraph" style:parent-style-name="Text_20_body">
      <style:paragraph-properties fo:text-align="justify" style:justify-single-word="false" style:shadow="none"/>
      <style:text-properties officeooo:paragraph-rsid="003f1d57"/>
    </style:style>
    <style:style style:name="P15" style:family="paragraph" style:parent-style-name="Text_20_body">
      <style:text-properties officeooo:paragraph-rsid="003f1d57"/>
    </style:style>
    <style:style style:name="P16" style:family="paragraph" style:parent-style-name="Text_20_body" style:list-style-name="L3">
      <style:paragraph-properties fo:margin-top="0in" fo:margin-bottom="0.0862in" style:contextual-spacing="false" fo:text-align="justify" style:justify-single-word="false" style:shadow="none"/>
      <style:text-properties style:font-name="freesans" fo:language="sv" fo:country="SE" fo:font-weight="normal" officeooo:paragraph-rsid="00299d4a" style:font-weight-asian="normal" style:font-weight-complex="normal"/>
    </style:style>
    <style:style style:name="P17" style:family="paragraph" style:parent-style-name="Text_20_body" style:list-style-name="L3">
      <style:paragraph-properties fo:margin-top="0in" fo:margin-bottom="0.0862in" style:contextual-spacing="false" fo:text-align="justify" style:justify-single-word="false" style:shadow="none"/>
      <style:text-properties fo:font-weight="normal" officeooo:paragraph-rsid="00299d4a" style:font-weight-asian="normal" style:font-weight-complex="normal"/>
    </style:style>
    <style:style style:name="P18" style:family="paragraph" style:parent-style-name="Text_20_body" style:list-style-name="L3">
      <style:paragraph-properties fo:margin-top="0in" fo:margin-bottom="0.0862in" style:contextual-spacing="false"/>
      <style:text-properties fo:font-weight="normal" officeooo:paragraph-rsid="00299d4a" style:font-weight-asian="normal" style:font-weight-complex="normal"/>
    </style:style>
    <style:style style:name="T1" style:family="text">
      <style:text-properties officeooo:rsid="002316bc"/>
    </style:style>
    <style:style style:name="T2" style:family="text">
      <style:text-properties officeooo:rsid="00395aa1"/>
    </style:style>
    <style:style style:name="T3" style:family="text">
      <style:text-properties officeooo:rsid="001b9ac5"/>
    </style:style>
    <style:style style:name="T4" style:family="text">
      <style:text-properties fo:language="sv" fo:country="SE" officeooo:rsid="002740a0"/>
    </style:style>
    <style:style style:name="T5" style:family="text">
      <style:text-properties fo:language="sv" fo:country="SE" officeooo:rsid="0026d513"/>
    </style:style>
    <style:style style:name="T6" style:family="text">
      <style:text-properties fo:language="sv" fo:country="SE" officeooo:rsid="003e5654"/>
    </style:style>
    <style:style style:name="T7" style:family="text">
      <style:text-properties fo:language="sv" fo:country="SE" officeooo:rsid="003f1d57"/>
    </style:style>
    <style:style style:name="T8" style:family="text">
      <style:text-properties fo:language="sv" fo:country="SE" officeooo:rsid="00417a20"/>
    </style:style>
    <style:style style:name="T9" style:family="text">
      <style:text-properties officeooo:rsid="0027b696"/>
    </style:style>
    <style:style style:name="T10" style:family="text">
      <style:text-properties officeooo:rsid="0028b932"/>
    </style:style>
    <style:style style:name="T11" style:family="text">
      <style:text-properties officeooo:rsid="002b9d2a"/>
    </style:style>
    <style:style style:name="T12" style:family="text">
      <style:text-properties officeooo:rsid="00316e4f"/>
    </style:style>
    <style:style style:name="T13" style:family="text">
      <style:text-properties officeooo:rsid="0036ed4c"/>
    </style:style>
    <style:style style:name="T14" style:family="text">
      <style:text-properties style:font-name="freesans"/>
    </style:style>
    <style:style style:name="T15" style:family="text">
      <style:text-properties style:font-name="freesans" fo:language="sv" fo:country="SE"/>
    </style:style>
    <style:style style:name="T16" style:family="text">
      <style:text-properties style:font-name="freesans" fo:language="sv" fo:country="SE" fo:font-weight="bold" style:font-weight-asian="bold" style:font-weight-complex="bold"/>
    </style:style>
    <style:style style:name="T17" style:family="text">
      <style:text-properties style:font-name="freesans" fo:language="sv" fo:country="SE" fo:font-weight="bold" officeooo:rsid="0040fc09" style:font-weight-asian="bold" style:font-weight-complex="bold"/>
    </style:style>
    <style:style style:name="T18" style:family="text">
      <style:text-properties style:font-name="freesans" fo:language="sv" fo:country="SE" officeooo:rsid="0040fc09"/>
    </style:style>
    <style:style style:name="T19" style:family="text">
      <style:text-properties style:font-name="freesans" fo:font-weight="bold" style:font-weight-asian="bold" style:font-weight-complex="bold"/>
    </style:style>
    <style:style style:name="T20" style:family="text">
      <style:text-properties officeooo:rsid="003e5654"/>
    </style:style>
    <style:style style:name="T21" style:family="text">
      <style:text-properties officeooo:rsid="003f1d57"/>
    </style:style>
    <style:style style:name="T22" style:family="text">
      <style:text-properties officeooo:rsid="0040fc09"/>
    </style:style>
    <style:style style:name="T23" style:family="text">
      <style:text-properties officeooo:rsid="00417a20"/>
    </style:style>
    <style:style style:name="T24" style:family="text">
      <style:text-properties officeooo:rsid="0042e9e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9"><text:bookmark-start text:name="__RefHeading___Toc1486_3709290493"/>Projektspecifikation<text:bookmark-end text:name="__RefHeading___Toc1486_3709290493"/></text:p>
      <text:h text:style-name="P11" text:outline-level="2" text:is-list-header="true">Företagspresentation</text:h>
      <text:h text:style-name="P13" text:outline-level="1"><text:span text:style-name="T5">Examensarbetet kommer utföras på plats hos företaget WebSystem </text:span><text:span text:style-name="T4">i form av ett eget projekt enligt tekniker som de använder</text:span><text:span text:style-name="T5">. Företaget är placerat i Örnsköldsvik och är specialicerade på systemutveckling i Drupal. </text:span><text:span text:style-name="T6">Handledaren heter </text:span>Joakim Forsgren <text:span text:style-name="T20">och kontaktas via </text:span><text:bookmark text:name="x_m_1509282409308659814x_m_-2098622696434238320OWA0c305ac3-cdcb-1a46-42e4-2df3561314b9"/><text:a xlink:type="simple" xlink:href="mailto:joakim@websystem.se" text:style-name="Internet_20_link" text:visited-style-name="Visited_20_Internet_20_Link">joakim@websystem.se</text:a><text:span text:style-name="T5"> </text:span><text:span text:style-name="T6">eller telefon 070 515 54 11.</text:span></text:h>
      <text:h text:style-name="P10" text:outline-level="2" text:is-list-header="true">Projektförslag</text:h>
      <text:p text:style-name="Text_20_body">En applikation <text:span text:style-name="T12">där</text:span> <text:span text:style-name="T12">bo</text:span>värdar kan lista alla sina objekt ex. hus eller <text:span text:style-name="T20">flerbostadshus</text:span>. Hyresvärden ska då kunna lägga till namn och epost till boende som är kopplade till lägenheterna. För varje tillsatt bostad ska det faktureras ut vid önskat datum via mail till hyresgäster. <text:span text:style-name="T13">Ytterliggare funktioner kan sedan läggas till efter en </text:span><text:span text:style-name="T22">MOSCOW-</text:span><text:span text:style-name="T13">prioriteringslista ex. </text:span>felanmälningar, <text:span text:style-name="T20">meddelanden samt </text:span><text:span text:style-name="T21">underhållshantering.</text:span></text:p>
      <text:p text:style-name="P15"><text:span text:style-name="T9">Drupal ska användas som </text:span><text:span text:style-name="T21">komplett</text:span><text:span text:style-name="T9"> backend</text:span><text:span text:style-name="T21">lösning</text:span><text:span text:style-name="T9"> och kopplas som ett </text:span><text:span text:style-name="T11">API</text:span><text:span text:style-name="T9"> till lösningens frontend. Programmeringsspråket är PHP samt dess egen syntax och grafiska interface. </text:span><text:span text:style-name="T23">Databas-tabeller ska skapas enligt er-tabeller för </text:span><text:span text:style-name="T10">MySQL/MariaDb.</text:span></text:p>
      <text:p text:style-name="P14"><text:span text:style-name="T7">Ramverket Vue ska användas till f</text:span><text:span text:style-name="T8">r</text:span><text:span text:style-name="T7">ontend och egen styling </text:span><text:span text:style-name="T8">ska implementeras med</text:span><text:span text:style-name="T7"> CSS-ramverket TailWind </text:span><text:span text:style-name="T8">efter designskisser</text:span><text:span text:style-name="T7">. Programmeringspråket som kommer att användas är TypeScript. Dos-lagen ska följas.</text:span></text:p>
      <text:h text:style-name="P12" text:outline-level="2" text:is-list-header="true">Omfattade kurser</text:h>
      <text:list text:style-name="L3">
        <text:list-item>
          <text:p text:style-name="P17"><text:span text:style-name="T15">DT057G, Webbutveckling 1 </text:span><text:span text:style-name="T18">(HTML, CSS)</text:span></text:p>
        </text:list-item>
        <text:list-item>
          <text:p text:style-name="P18"><text:span text:style-name="T14">DT084G, Introduction till programmering i JavaScript </text:span></text:p>
        </text:list-item>
        <text:list-item>
          <text:p text:style-name="P16">DT068G, Webbanvändbarhet <text:span text:style-name="T22">(WCAG/DOS-lagen)</text:span></text:p>
        </text:list-item>
        <text:list-item>
          <text:p text:style-name="P16">DT193G, Fullstack-utveckling med ramverk <text:span text:style-name="T22">(Vue)</text:span></text:p>
        </text:list-item>
        <text:list-item>
          <text:p text:style-name="P16">DT209G, Webbutveckling för Wordpress <text:span text:style-name="T22">(PHP)</text:span></text:p>
        </text:list-item>
        <text:list-item>
          <text:p text:style-name="P17"><text:span text:style-name="T15">IK060G, Projektledning</text:span></text:p>
        </text:list-item>
        <text:list-item>
          <text:p text:style-name="P17"><text:span text:style-name="T15">DT003G, Databaser </text:span></text:p>
        </text:list-item>
        <text:list-item>
          <text:p text:style-name="P17"><text:span text:style-name="T15">Dt207G, Backend-baserad webbutveckling </text:span><text:span text:style-name="T18">(Auth, backend API)</text:span></text:p>
        </text:list-item>
        <text:list-item>
          <text:p text:style-name="P17"><text:span text:style-name="T15">DT208G, Programmering i TypeScript </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Cabin" svg:font-family="Cabin, sans-serif"/>
    <style:font-face style:name="DejaVu Sans" svg:font-family="'DejaVu Sans'" style:font-family-generic="system" style:font-pitch="variable"/>
    <style:font-face style:name="FreeSans" svg:font-family="FreeSans" style:font-adornments="Fet" style:font-family-generic="swiss"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freesans" svg:font-family="freesans" style:font-family-generic="swiss"/>
    <style:font-face style:name="freeserif" svg:font-family="freeserif" style:font-family-generic="roman"/>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loext:hyphenation-no-last-word="false" loext:hyphenation-word-char-count="no-limit" loext:hyphenation-zone="no-limit"/>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Body" style:family="paragraph" style:parent-style-name="Standard" style:default-outline-level="">
      <style:paragraph-properties fo:margin-top="0.0398in" fo:margin-bottom="0.1654in" style: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1" style:font-family-complex="Tahoma" style:font-family-generic-complex="system" style:font-pitch-complex="variable" style:font-size-complex="12pt" style:language-complex="hi" style:country-complex="IN"/>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OLE" style:family="graphic">
      <style:graphic-properties text:anchor-type="paragraph" svg:x="0in" svg:y="0in" style:wrap="none" style:vertical-pos="top" style:vertical-rel="paragraph" style:horizontal-pos="center" style:horizontal-rel="paragraph" fo:background-color="transparent" draw:fill="none"/>
    </style:style>
    <style:style style:name="Formula" style:family="graphic">
      <style:graphic-properties text:anchor-type="as-char" svg:y="0in" fo:margin-left="0.0791in" fo:margin-right="0.0791in" style:vertical-pos="middle" style:vertical-rel="text" fo:background-color="transparent" draw:fill="none"/>
    </style:style>
    <style:style style:name="Graphics" style:family="graphic">
      <style:graphic-properties text:anchor-type="paragraph" svg:x="0in" svg:y="0in" style:wrap="none" style:vertical-pos="top" style:vertical-rel="paragraph" style:horizontal-pos="center" style:horizontal-rel="paragraph" fo:background-color="transparent"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5.3535in" style:type="right"/>
        </style:tab-stops>
      </style:paragraph-properties>
      <style:text-properties fo:language="sv" fo:country="SE" officeooo:paragraph-rsid="002316bc"/>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text-properties fo:language="sv" fo:country="SE" officeooo:paragraph-rsid="00395aa1"/>
    </style:style>
    <style:style style:name="MP3" style:family="paragraph" style:parent-style-name="Footer">
      <style:paragraph-properties fo:text-align="center" style:justify-single-word="false"/>
      <style:text-properties fo:language="sv" fo:country="SE" officeooo:rsid="0012190e" officeooo:paragraph-rsid="0012190e"/>
    </style:style>
    <style:style style:name="MP4"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text-properties fo:language="sv" fo:country="SE" officeooo:paragraph-rsid="002316bc"/>
    </style:style>
    <style:style style:name="MP5" style:family="paragraph" style:parent-style-name="Footer">
      <style:text-properties fo:language="sv" fo:country="SE"/>
    </style:style>
    <style:style style:name="MP6" style:family="paragraph" style:parent-style-name="Header">
      <style:paragraph-properties>
        <style:tab-stops>
          <style:tab-stop style:position="5.3535in" style:type="right"/>
        </style:tab-stops>
      </style:paragraph-properties>
      <style:text-properties fo:language="sv" fo:country="SE"/>
    </style:style>
    <style:style style:name="MP7"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text-properties fo:language="sv" fo:country="SE"/>
    </style:style>
    <style:style style:name="MP8" style:family="paragraph" style:parent-style-name="Footer">
      <style:paragraph-properties fo:text-align="center" style:justify-single-word="false"/>
      <style:text-properties fo:language="sv" fo:country="SE"/>
    </style:style>
    <style:style style:name="MT1" style:family="text">
      <style:text-properties officeooo:rsid="002316bc"/>
    </style:style>
    <style:style style:name="MT2" style:family="text">
      <style:text-properties officeooo:rsid="00395aa1"/>
    </style:style>
    <style:style style:name="MT3" style:family="text">
      <style:text-properties officeooo:rsid="001b9ac5"/>
    </style:style>
    <style:style style:name="MT4" style:family="text">
      <style:text-properties officeooo:rsid="0042e9ed"/>
    </style:style>
    <style:page-layout style:name="Mpm1">
      <style:page-layout-properties fo:page-width="8.2701in" fo:page-height="11.6902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fo:border-top="none" fo:border-bottom="0.06pt solid #000000" fo:border-left="none" fo:border-right="none" fo:padding="0in" style:shadow="none" fo:background-color="transparent" style:dynamic-spacing="false" draw:fill="none" draw:fill-color="#99ccff"/>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0.7083in" fo:margin-right="0.68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fo:background-color="transparent" draw:fill="none" draw:fill-color="#99ccff"/>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text:span text:style-name="MT1">Självständigt arbete</text:span> – <text:span text:style-name="MT1">Projektspecifikation</text:span></text:p>
        <text:p text:style-name="MP2"><text:span text:style-name="MT1">Markus Vickman - </text:span><text:span text:style-name="MT2">mavi2303</text:span><text:tab/>20<text:span text:style-name="MT3">2</text:span><text:span text:style-name="MT1">5</text:span>-<text:span text:style-name="MT3">03</text:span>-<text:span text:style-name="MT3">2</text:span><text:span text:style-name="MT1">4</text:span></text:p>
      </style:header>
      <style:footer>
        <text:p text:style-name="MP3"><text:page-number text:select-page="current">2</text:page-number></text:p>
      </style:footer>
    </style:master-page>
    <style:master-page style:name="First_20_Page" style:display-name="First Page" style:page-layout-name="Mpm2" draw:style-name="Mdp2" style:next-style-name="Standard">
      <style:header>
        <text:p text:style-name="MP1"><text:span text:style-name="MT1">Självständigt arbete</text:span> – <text:span text:style-name="MT1">Projektspecifikation</text:span></text:p>
        <text:p text:style-name="MP4"><text:span text:style-name="MT1">Markus Vickman - </text:span><text:span text:style-name="MT2">mavi2303</text:span><text:tab/>20<text:span text:style-name="MT3">2</text:span><text:span text:style-name="MT1">5</text:span>-<text:span text:style-name="MT3">03</text:span>-<text:span text:style-name="MT3">2</text:span><text:span text:style-name="MT4">5</text:span></text:p>
      </style:header>
      <style:footer>
        <text:p text:style-name="MP5"/>
      </style:footer>
    </style:master-page>
    <style:master-page style:name="Roman_20_Numbered" style:display-name="Roman Numbered" style:page-layout-name="Mpm3" draw:style-name="Mdp2">
      <style:header>
        <text:p text:style-name="MP6">Title – Subtitle</text:p>
        <text:p text:style-name="MP7">Author<text:tab/>2010-07-05</text:p>
      </style:header>
      <style:footer>
        <text:p text:style-name="MP8"><text:page-number text:select-page="current">0</text:page-number></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6T14:01:04.147391127</meta:creation-date>
    <meta:editing-duration>P0D</meta:editing-duration>
    <meta:editing-cycles>1</meta:editing-cycles>
    <meta:generator>LibreOffice/24.2.7.2$Linux_X86_64 LibreOffice_project/420$Build-2</meta:generator>
    <meta:print-date>2025-03-24T12:57:09.322914055</meta:print-date>
    <meta:printed-by>PDF files</meta:printed-by>
    <meta:document-statistic meta:table-count="0" meta:image-count="0" meta:object-count="0" meta:page-count="1" meta:paragraph-count="25" meta:word-count="234" meta:character-count="1791" meta:non-whitespace-character-count="1585"/>
  </office:meta>
</office:document-meta>
</file>